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Gujarati" svg:font-family="'Lohit Gujarat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97b1"/>
    </style:style>
    <style:style style:name="P2" style:family="paragraph" style:parent-style-name="Text_20_body">
      <style:text-properties officeooo:rsid="001e7436" officeooo:paragraph-rsid="001e7436"/>
    </style:style>
    <style:style style:name="P3" style:family="paragraph" style:parent-style-name="Text_20_body">
      <style:text-properties officeooo:rsid="001ee9c9" officeooo:paragraph-rsid="001ee9c9"/>
    </style:style>
    <style:style style:name="P4" style:family="paragraph" style:parent-style-name="Text_20_body">
      <style:text-properties officeooo:rsid="0021f582" officeooo:paragraph-rsid="0023cec7"/>
    </style:style>
    <style:style style:name="P5" style:family="paragraph" style:parent-style-name="Text_20_body">
      <style:text-properties officeooo:rsid="0021f582" officeooo:paragraph-rsid="0021f582"/>
    </style:style>
    <style:style style:name="P6" style:family="paragraph" style:parent-style-name="Text_20_body">
      <style:text-properties fo:font-weight="bold" officeooo:rsid="0021f582" officeooo:paragraph-rsid="0023cec7" style:font-weight-asian="bold" style:font-weight-complex="bold"/>
    </style:style>
    <style:style style:name="P7" style:family="paragraph" style:parent-style-name="Text_20_body">
      <style:text-properties fo:font-weight="bold" officeooo:rsid="0027e415" officeooo:paragraph-rsid="0027e415" style:font-weight-asian="bold" style:font-weight-complex="bold"/>
    </style:style>
    <style:style style:name="P8" style:family="paragraph" style:parent-style-name="Text_20_body">
      <style:text-properties fo:font-weight="bold" officeooo:rsid="00415e74" officeooo:paragraph-rsid="00415e74" style:font-weight-asian="bold" style:font-weight-complex="bold"/>
    </style:style>
    <style:style style:name="P9" style:family="paragraph" style:parent-style-name="Text_20_body">
      <style:text-properties fo:font-weight="bold" officeooo:rsid="004b3fa7" officeooo:paragraph-rsid="004b3fa7" style:font-weight-asian="bold" style:font-weight-complex="bold"/>
    </style:style>
    <style:style style:name="P10" style:family="paragraph" style:parent-style-name="Text_20_body">
      <style:text-properties fo:font-weight="bold" officeooo:rsid="004bf9f2" officeooo:paragraph-rsid="004bf9f2" style:font-weight-asian="bold" style:font-weight-complex="bold"/>
    </style:style>
    <style:style style:name="P11" style:family="paragraph" style:parent-style-name="Text_20_body">
      <style:text-properties fo:font-weight="bold" officeooo:rsid="0037dbea" officeooo:paragraph-rsid="0037dbea" style:font-weight-asian="bold" style:font-weight-complex="bold"/>
    </style:style>
    <style:style style:name="P12" style:family="paragraph" style:parent-style-name="Text_20_body">
      <style:text-properties fo:font-weight="bold" officeooo:rsid="0037dbea" officeooo:paragraph-rsid="00296518" style:font-weight-asian="bold" style:font-weight-complex="bold"/>
    </style:style>
    <style:style style:name="P13" style:family="paragraph" style:parent-style-name="Text_20_body">
      <style:text-properties fo:font-weight="bold" officeooo:rsid="0037dbea" officeooo:paragraph-rsid="00572d84" style:font-weight-asian="bold" style:font-weight-complex="bold"/>
    </style:style>
    <style:style style:name="P14" style:family="paragraph" style:parent-style-name="Text_20_body">
      <style:text-properties officeooo:rsid="0023cec7" officeooo:paragraph-rsid="0023cec7"/>
    </style:style>
    <style:style style:name="P15" style:family="paragraph" style:parent-style-name="Text_20_body">
      <style:text-properties officeooo:rsid="0027e415" officeooo:paragraph-rsid="0027e415"/>
    </style:style>
    <style:style style:name="P16" style:family="paragraph" style:parent-style-name="Text_20_body">
      <style:text-properties officeooo:rsid="0027e415" officeooo:paragraph-rsid="002d847a"/>
    </style:style>
    <style:style style:name="P17" style:family="paragraph" style:parent-style-name="Text_20_body">
      <style:text-properties officeooo:rsid="00296518" officeooo:paragraph-rsid="00296518"/>
    </style:style>
    <style:style style:name="P18" style:family="paragraph" style:parent-style-name="Text_20_body">
      <style:text-properties officeooo:rsid="00296518" officeooo:paragraph-rsid="00572d84"/>
    </style:style>
    <style:style style:name="P19" style:family="paragraph" style:parent-style-name="Text_20_body">
      <style:text-properties officeooo:rsid="002e5c1a" officeooo:paragraph-rsid="002e5c1a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2d847a" officeooo:paragraph-rsid="002d847a" style:font-weight-asian="bold" style:font-weight-complex="bold"/>
    </style:style>
    <style:style style:name="P21" style:family="paragraph" style:parent-style-name="Text_20_body">
      <style:text-properties officeooo:paragraph-rsid="003516dd"/>
    </style:style>
    <style:style style:name="P22" style:family="paragraph" style:parent-style-name="Text_20_body">
      <style:text-properties officeooo:rsid="0036ffcc" officeooo:paragraph-rsid="0036ffcc"/>
    </style:style>
    <style:style style:name="P23" style:family="paragraph" style:parent-style-name="Text_20_body">
      <style:text-properties officeooo:rsid="0037dbea" officeooo:paragraph-rsid="0037dbea"/>
    </style:style>
    <style:style style:name="P24" style:family="paragraph" style:parent-style-name="Text_20_body">
      <style:text-properties officeooo:rsid="003d984d" officeooo:paragraph-rsid="003d984d"/>
    </style:style>
    <style:style style:name="P25" style:family="paragraph" style:parent-style-name="Text_20_body">
      <style:text-properties officeooo:rsid="003df866" officeooo:paragraph-rsid="003df866"/>
    </style:style>
    <style:style style:name="P26" style:family="paragraph" style:parent-style-name="Text_20_body">
      <style:text-properties style:text-line-through-style="solid" style:text-line-through-type="single" officeooo:rsid="002bcfda" officeooo:paragraph-rsid="002bcfda"/>
    </style:style>
    <style:style style:name="P27" style:family="paragraph" style:parent-style-name="Text_20_body">
      <style:text-properties style:text-line-through-style="solid" style:text-line-through-type="single" officeooo:rsid="00395ce8" officeooo:paragraph-rsid="00395ce8"/>
    </style:style>
    <style:style style:name="P28" style:family="paragraph" style:parent-style-name="Text_20_body">
      <style:text-properties officeooo:rsid="00415e74" officeooo:paragraph-rsid="00415e74"/>
    </style:style>
    <style:style style:name="P29" style:family="paragraph" style:parent-style-name="Text_20_body">
      <style:text-properties officeooo:rsid="0048199c" officeooo:paragraph-rsid="0048199c"/>
    </style:style>
    <style:style style:name="P30" style:family="paragraph" style:parent-style-name="Text_20_body">
      <style:text-properties officeooo:rsid="004b3fa7" officeooo:paragraph-rsid="004b3fa7"/>
    </style:style>
    <style:style style:name="P31" style:family="paragraph" style:parent-style-name="Text_20_body">
      <style:text-properties fo:font-weight="normal" officeooo:rsid="004bf9f2" officeooo:paragraph-rsid="004bf9f2" style:font-weight-asian="normal" style:font-weight-complex="normal"/>
    </style:style>
    <style:style style:name="P32" style:family="paragraph" style:parent-style-name="Text_20_body">
      <style:text-properties officeooo:rsid="004fe2c7" officeooo:paragraph-rsid="004fe2c7"/>
    </style:style>
    <style:style style:name="P33" style:family="paragraph" style:parent-style-name="Text_20_body">
      <style:text-properties officeooo:rsid="00510ead" officeooo:paragraph-rsid="00510ead"/>
    </style:style>
    <style:style style:name="P34" style:family="paragraph" style:parent-style-name="Text_20_body">
      <style:text-properties officeooo:rsid="0052c552" officeooo:paragraph-rsid="0052c552"/>
    </style:style>
    <style:style style:name="P35" style:family="paragraph" style:parent-style-name="Text_20_body">
      <style:text-properties officeooo:rsid="0052c552" officeooo:paragraph-rsid="005325f5"/>
    </style:style>
    <style:style style:name="P36" style:family="paragraph" style:parent-style-name="Text_20_body">
      <style:text-properties officeooo:rsid="003aa266" officeooo:paragraph-rsid="003aa266"/>
    </style:style>
    <style:style style:name="P37" style:family="paragraph" style:parent-style-name="Text_20_body">
      <style:text-properties officeooo:rsid="003aa266" officeooo:paragraph-rsid="00572d84"/>
    </style:style>
    <style:style style:name="P38" style:family="paragraph" style:parent-style-name="Standard">
      <style:text-properties style:text-underline-style="solid" style:text-underline-width="auto" style:text-underline-color="font-color" fo:font-weight="bold" officeooo:rsid="000e3375" officeooo:paragraph-rsid="000e3375" style:font-weight-asian="bold" style:font-weight-complex="bold"/>
    </style:style>
    <style:style style:name="P39" style:family="paragraph" style:parent-style-name="Standard">
      <style:text-properties style:text-line-through-style="solid" style:text-line-through-type="single"/>
    </style:style>
    <style:style style:name="P40" style:family="paragraph" style:parent-style-name="Standard">
      <style:text-properties style:text-line-through-style="solid" style:text-line-through-type="single" style:text-underline-style="solid" style:text-underline-width="auto" style:text-underline-color="font-color" fo:font-weight="bold" officeooo:rsid="001234ad" officeooo:paragraph-rsid="001234ad" style:font-weight-asian="bold" style:font-weight-complex="bold"/>
    </style:style>
    <style:style style:name="P41" style:family="paragraph" style:parent-style-name="Standard">
      <style:text-properties style:text-line-through-style="solid" style:text-line-through-type="single" officeooo:rsid="001234ad" officeooo:paragraph-rsid="001234ad"/>
    </style:style>
    <style:style style:name="P42" style:family="paragraph" style:parent-style-name="Standard">
      <style:text-properties style:text-line-through-style="none" style:text-line-through-type="none"/>
    </style:style>
    <style:style style:name="P43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officeooo:rsid="001234ad" officeooo:paragraph-rsid="001234ad" style:font-weight-asian="bold" style:font-weight-complex="bold"/>
    </style:style>
    <style:style style:name="P44" style:family="paragraph" style:parent-style-name="Standard">
      <style:text-properties style:text-line-through-style="none" style:text-line-through-type="none" style:text-underline-style="solid" style:text-underline-width="auto" style:text-underline-color="font-color" officeooo:rsid="001bb2c7" officeooo:paragraph-rsid="001bb2c7"/>
    </style:style>
    <style:style style:name="P45" style:family="paragraph" style:parent-style-name="Standard">
      <style:text-properties style:text-line-through-style="none" style:text-line-through-type="none" officeooo:rsid="001234ad" officeooo:paragraph-rsid="001234ad"/>
    </style:style>
    <style:style style:name="P46" style:family="paragraph" style:parent-style-name="Standard">
      <style:text-properties style:text-line-through-style="none" style:text-line-through-type="none" officeooo:rsid="001234ad" officeooo:paragraph-rsid="0013a657"/>
    </style:style>
    <style:style style:name="P47" style:family="paragraph" style:parent-style-name="Standard">
      <style:text-properties style:text-line-through-style="none" style:text-line-through-type="none" officeooo:rsid="001234ad" officeooo:paragraph-rsid="0019de8e"/>
    </style:style>
    <style:style style:name="P48" style:family="paragraph" style:parent-style-name="Standard">
      <style:text-properties style:text-line-through-style="none" style:text-line-through-type="none" fo:font-weight="bold" officeooo:rsid="001234ad" officeooo:paragraph-rsid="001234ad" style:font-weight-asian="bold" style:font-weight-complex="bold"/>
    </style:style>
    <style:style style:name="P49" style:family="paragraph" style:parent-style-name="Standard">
      <style:text-properties style:text-line-through-style="none" style:text-line-through-type="none" fo:font-weight="bold" officeooo:rsid="0013a657" officeooo:paragraph-rsid="001234ad" style:font-weight-asian="bold" style:font-weight-complex="bold"/>
    </style:style>
    <style:style style:name="P50" style:family="paragraph" style:parent-style-name="Standard">
      <style:text-properties style:text-line-through-style="none" style:text-line-through-type="none" fo:font-weight="bold" officeooo:rsid="0013a657" officeooo:paragraph-rsid="0013a657" style:font-weight-asian="bold" style:font-weight-complex="bold"/>
    </style:style>
    <style:style style:name="P51" style:family="paragraph" style:parent-style-name="Standard">
      <style:text-properties style:text-line-through-style="none" style:text-line-through-type="none" fo:font-weight="bold" officeooo:rsid="001bb2c7" officeooo:paragraph-rsid="001bb2c7" style:font-weight-asian="bold" style:font-weight-complex="bold"/>
    </style:style>
    <style:style style:name="P52" style:family="paragraph" style:parent-style-name="Standard">
      <style:text-properties fo:color="#9a6704" fo:font-weight="bold" officeooo:rsid="001e7436" officeooo:paragraph-rsid="001e7436" style:font-weight-asian="bold" style:font-weight-complex="bold"/>
    </style:style>
    <style:style style:name="P53" style:family="paragraph" style:parent-style-name="Standard">
      <style:text-properties style:font-name="Lohit Gujarati" officeooo:rsid="003529f1" officeooo:paragraph-rsid="003529f1"/>
    </style:style>
    <style:style style:name="P54" style:family="paragraph" style:parent-style-name="Standard">
      <style:paragraph-properties fo:margin-left="0.4925in" fo:margin-right="0in" fo:text-indent="0in" style:auto-text-indent="false"/>
      <style:text-properties style:text-line-through-style="none" style:text-line-through-type="none" fo:font-weight="bold" officeooo:rsid="001234ad" officeooo:paragraph-rsid="001234ad" style:font-weight-asian="bold" style:font-weight-complex="bold"/>
    </style:style>
    <style:style style:name="P55" style:family="paragraph" style:parent-style-name="Heading_20_1">
      <style:text-properties style:text-line-through-style="solid" style:text-line-through-type="single" officeooo:rsid="0036ffcc" officeooo:paragraph-rsid="0036ffcc"/>
    </style:style>
    <style:style style:name="P56" style:family="paragraph" style:parent-style-name="Heading_20_1">
      <style:text-properties officeooo:rsid="003516dd" officeooo:paragraph-rsid="003516dd"/>
    </style:style>
    <style:style style:name="P57" style:family="paragraph" style:parent-style-name="Heading_20_1">
      <style:text-properties officeooo:rsid="001c97b1" officeooo:paragraph-rsid="001c97b1"/>
    </style:style>
    <style:style style:name="P58" style:family="paragraph" style:parent-style-name="Heading_20_1">
      <style:text-properties officeooo:rsid="0020b4a3" officeooo:paragraph-rsid="0020b4a3"/>
    </style:style>
    <style:style style:name="T1" style:family="text">
      <style:text-properties officeooo:rsid="001234ad"/>
    </style:style>
    <style:style style:name="T2" style:family="text">
      <style:text-properties style:text-underline-style="none" officeooo:rsid="001234a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a657" style:font-weight-asian="bold" style:font-weight-complex="bold"/>
    </style:style>
    <style:style style:name="T5" style:family="text">
      <style:text-properties fo:font-weight="bold" officeooo:rsid="002d847a" style:font-weight-asian="bold" style:font-weight-complex="bold"/>
    </style:style>
    <style:style style:name="T6" style:family="text">
      <style:text-properties fo:font-weight="bold" officeooo:rsid="0037dbea" style:font-weight-asian="bold" style:font-weight-complex="bold"/>
    </style:style>
    <style:style style:name="T7" style:family="text">
      <style:text-properties fo:font-weight="bold" officeooo:rsid="003c5511" style:font-weight-asian="bold" style:font-weight-complex="bold"/>
    </style:style>
    <style:style style:name="T8" style:family="text">
      <style:text-properties fo:font-weight="bold" officeooo:rsid="005325f5" style:font-weight-asian="bold" style:font-weight-complex="bold"/>
    </style:style>
    <style:style style:name="T9" style:family="text">
      <style:text-properties fo:color="#00888a" fo:font-weight="bold" officeooo:rsid="0013a657" style:font-weight-asian="bold" style:font-weight-complex="bold"/>
    </style:style>
    <style:style style:name="T10" style:family="text">
      <style:text-properties fo:color="#ed1c24" fo:font-weight="bold" officeooo:rsid="0013a657" style:font-weight-asian="bold" style:font-weight-complex="bold"/>
    </style:style>
    <style:style style:name="T11" style:family="text">
      <style:text-properties fo:color="#ed1c24" fo:font-weight="bold" officeooo:rsid="0019de8e" style:font-weight-asian="bold" style:font-weight-complex="bold"/>
    </style:style>
    <style:style style:name="T12" style:family="text">
      <style:text-properties fo:color="#8f187c" fo:font-weight="bold" officeooo:rsid="0013a657" style:font-weight-asian="bold" style:font-weight-complex="bold"/>
    </style:style>
    <style:style style:name="T13" style:family="text">
      <style:text-properties style:text-position="super 58%"/>
    </style:style>
    <style:style style:name="T14" style:family="text">
      <style:text-properties style:text-position="super 58%" fo:font-weight="bold" style:font-weight-asian="bold" style:font-weight-complex="bold"/>
    </style:style>
    <style:style style:name="T15" style:family="text">
      <style:text-properties style:text-position="0% 100%" fo:font-weight="bold" style:font-weight-asian="bold" style:font-weight-complex="bold"/>
    </style:style>
    <style:style style:name="T16" style:family="text">
      <style:text-properties officeooo:rsid="0023cec7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5582de" style:font-weight-asian="normal" style:font-weight-complex="normal"/>
    </style:style>
    <style:style style:name="T19" style:family="text">
      <style:text-properties officeooo:rsid="002a10bb"/>
    </style:style>
    <style:style style:name="T20" style:family="text">
      <style:text-properties officeooo:rsid="003516dd"/>
    </style:style>
    <style:style style:name="T21" style:family="text">
      <style:text-properties style:text-line-through-style="solid" style:text-line-through-type="single"/>
    </style:style>
    <style:style style:name="T22" style:family="text">
      <style:text-properties officeooo:rsid="0046e695"/>
    </style:style>
    <style:style style:name="T23" style:family="text">
      <style:text-properties officeooo:rsid="005325f5"/>
    </style:style>
    <style:style style:name="T24" style:family="text">
      <style:text-properties officeooo:rsid="005582de"/>
    </style:style>
    <style:style style:name="T25" style:family="text">
      <style:text-properties fo:color="#ce181e"/>
    </style:style>
    <style:style style:name="T26" style:family="text">
      <style:text-properties fo:color="#ce181e" fo:font-weight="bold" officeooo:rsid="005582de" style:font-weight-asian="bold" style:font-weight-complex="bold"/>
    </style:style>
    <style:style style:name="T27" style:family="text">
      <style:text-properties fo:color="#ce181e" fo:font-weight="normal" officeooo:rsid="005582de" style:font-weight-asian="normal" style:font-weight-complex="normal"/>
    </style:style>
    <style:style style:name="T28" style:family="text">
      <style:text-properties fo:color="#ce181e" fo:font-weight="normal" officeooo:rsid="00572d84" style:font-weight-asian="normal" style:font-weight-complex="normal"/>
    </style:style>
    <style:style style:name="T29" style:family="text">
      <style:text-properties fo:color="#ce181e" fo:font-weight="normal" officeooo:rsid="00583d81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53">Website: https://www.immoweb.be/en</text:p>
      <text:p text:style-name="Standard"/>
      <text:p text:style-name="P38">buy <text:span text:style-name="T1">button Xpath right click, inspect element(Q) → copy → Xpath</text:span><text:span text:style-name="T2"><text:tab/></text:span></text:p>
      <text:p text:style-name="Standard"/>
      <text:p text:style-name="P52">All links are Xpath links</text:p>
      <text:p text:style-name="P52"/>
      <text:h text:style-name="P55" text:outline-level="1">0. Pop up:</text:h>
      <text:p text:style-name="P22">Xpath: </text:p>
      <text:h text:style-name="P56" text:outline-level="1">1. initial pop-up</text:h>
      <text:p text:style-name="P21"><text:span text:style-name="T20">Xpath: </text:span>//*[@id="uc-btn-accept-banner"]</text:p>
      <text:p text:style-name="P52"/>
      <text:h text:style-name="Heading_20_1" text:outline-level="1"><text:span text:style-name="T20">2. </text:span>main page after initial pop-up:</text:h>
      <text:p text:style-name="P39">&lt;div class="container"&gt;</text:p>
      <text:p text:style-name="P39"><text:s text:c="8"/>&lt;p class="seo-footer__title"&gt;</text:p>
      <text:p text:style-name="Standard"><text:span text:style-name="T21"><text:s text:c="8"/><text:tab/>&lt;a href="</text:span><text:a xlink:type="simple" xlink:href="https://www.immoweb.be/en/search/house-and-apartment/for-sale" text:style-name="Internet_20_link" text:visited-style-name="Visited_20_Internet_20_Link"><text:span text:style-name="T21">https://www.immoweb.be/en/search/house-and-apartment/for-sale</text:span></text:a><text:span text:style-name="T21">"&gt;Buy&lt;/a&gt;&amp;nbsp;</text:span></text:p>
      <text:p text:style-name="P54">Xpath: /html/body/div[1]/div[2]/main/div/div[2]/div/div[1]/form/div[1]/div/div[2]</text:p>
      <text:p text:style-name="P54"/>
      <text:p text:style-name="P42"/>
      <text:p text:style-name="P40">city or postal code:</text:p>
      <text:p text:style-name="P41"><text:tab/><text:span text:style-name="T3">Xpath <text:s/>:</text:span> <text:s/><text:span text:style-name="T3">//*[@id="autocomplete-input-645b0cbb-72de-4dc4-b6f9-317771cb61f1"]</text:span></text:p>
      <text:p text:style-name="P48"/>
      <text:p text:style-name="P43">type of property:</text:p>
      <text:p text:style-name="P45"><text:tab/><text:span text:style-name="T3">Xpath <text:s/>: //*[@id="propertyTypesDesktop"] <text:s text:c="2"/></text:span><text:span text:style-name="T4">← drop down menu</text:span></text:p>
      <text:p text:style-name="P48"/>
      <text:p text:style-name="P45"><text:span text:style-name="T3"><text:tab/></text:span><text:span text:style-name="T9">options of the drop down menu: type of property</text:span></text:p>
      <text:p text:style-name="P45"><text:span text:style-name="T3"><text:tab/></text:span><text:span text:style-name="T12">house:</text:span></text:p>
      <text:p text:style-name="P45"><text:span text:style-name="T4"><text:tab/>Xpath : /html/body/div[1]/div[2]/main/div/div[2]/div/div[1]/form/div[3]/div[1]/div/div/button/span <text:s text:c="3"/></text:span><text:span text:style-name="T10"><text:s/></text:span><text:span text:style-name="T11">(name of the property “house” can be different on the page)</text:span></text:p>
      <text:p text:style-name="P49"/>
      <text:p text:style-name="P45"><text:span text:style-name="T4"><text:tab/></text:span><text:span text:style-name="T12">appartment </text:span></text:p>
      <text:p text:style-name="P46"><text:span text:style-name="T4"><text:tab/>Xpath : //*[@id="propertyTypesDesktop-item-1"] <text:s/></text:span><text:span text:style-name="T10"><text:s/>(name of the property “</text:span><text:span text:style-name="T11">appartment</text:span><text:span text:style-name="T10">” can be different on the page)</text:span></text:p>
      <text:p text:style-name="P50"/>
      <text:p text:style-name="P46"><text:span text:style-name="T4"><text:tab/></text:span><text:span text:style-name="T12">appartment &amp; house</text:span></text:p>
      <text:p text:style-name="P47"><text:span text:style-name="T4"><text:tab/>Xpath : //*[@id="propertyTypesDesktop-item-2"] </text:span><text:span text:style-name="T10">name of the property “</text:span><text:span text:style-name="T11">appartment &amp; house</text:span><text:span text:style-name="T10">” can be different on the page)</text:span></text:p>
      <text:p text:style-name="P50"/>
      <text:p text:style-name="P50"/>
      <text:p text:style-name="P44"><text:span text:style-name="T4">S</text:span><text:span text:style-name="T3">earch button:</text:span></text:p>
      <text:p text:style-name="P51"/>
      <text:p text:style-name="P51"><text:tab/>Xpath: /html/body/div[1]/div[2]/main/div/div[2]/div/div[1]/form/div[5]/button/span</text:p>
      <text:p text:style-name="P50"/>
      <text:p text:style-name="P50"><text:soft-page-break/></text:p>
      <text:h text:style-name="P57" text:outline-level="1"><text:span text:style-name="T20">3</text:span>. pages with all the records</text:h>
      <text:p text:style-name="P1"/>
      <text:p text:style-name="P2"><text:span text:style-name="T3">1</text:span><text:span text:style-name="T14">st</text:span> record on 1<text:span text:style-name="T13">st</text:span> page:</text:p>
      <text:p text:style-name="P2"><text:tab/>clicking on image: /html/body/div[1]/div[2]/div/main/div/div[2]/div/div[3]/div/div/div[1]/div/ul/li[1]/article/div[1]/h2/a</text:p>
      <text:p text:style-name="P2"><text:span text:style-name="T15">2nd</text:span><text:span text:style-name="T3"> </text:span>record on 1<text:span text:style-name="T13">st</text:span> page:</text:p>
      <text:p text:style-name="P2"><text:tab/>clicking on image: /html/body/div[1]/div[2]/div/main/div/div[2]/div/div[3]/div/div/div[1]/div/ul/li[2]/div/div/div[2]/a</text:p>
      <text:p text:style-name="P2"><text:span text:style-name="T3">3</text:span><text:span text:style-name="T14">rd</text:span><text:span text:style-name="T3"> </text:span>record on 1<text:span text:style-name="T13">st</text:span> page:</text:p>
      <text:p text:style-name="P2"><text:tab/>clicking on image: /html/body/div[1]/div[2]/div/main/div/div[2]/div/div[3]/div/div/div[1]/div/ul/li[3]/article/div[1]/h2/a</text:p>
      <text:p text:style-name="P2"><text:span text:style-name="T3">4th</text:span> record on 1<text:span text:style-name="T13">st</text:span> page:</text:p>
      <text:p text:style-name="P2"><text:tab/>clicking on image: /html/body/div[1]/div[2]/div/main/div/div[2]/div/div[3]/div/div/div[1]/div/ul/li[4]/article/div[1]/h2/a</text:p>
      <text:p text:style-name="P2"><text:span text:style-name="T15">5th</text:span> record on 1<text:span text:style-name="T13">st</text:span> page:</text:p>
      <text:p text:style-name="P2"><text:tab/>clicking on image: /html/body/div[1]/div[2]/div/main/div/div[2]/div/div[3]/div/div/div[1]/div/ul/li[5]/article/div[1]/h2/a</text:p>
      <text:p text:style-name="P2"/>
      <text:p text:style-name="P2"/>
      <text:p text:style-name="P3"><text:span text:style-name="T3">this Xpath is the reference of the arrow that refers to the following page </text:span><text:span text:style-name="T5">(starting from the property overview with x properties listed</text:span>:</text:p>
      <text:p text:style-name="P3">/html/body/div[1]/div[2]/div/main/div/div[2]/div/div[4]/div/div/nav/ul/li[5]/a/svg</text:p>
      <text:p text:style-name="P3">/html/body/div[1]/div[2]/div/main/div/div[2]/div/div[4]/div/div/nav/ul/li[7]/a/svg</text:p>
      <text:p text:style-name="P3">/html/body/div[1]/div[2]/div/main/div/div[2]/div/div[4]/div/div/nav/ul/li[8]/a/svg</text:p>
      <text:p text:style-name="P3">and so on…</text:p>
      <text:p text:style-name="P3"/>
      <text:h text:style-name="P58" text:outline-level="1"><text:span text:style-name="T20">4</text:span>. after having clicked on a records: page with all information</text:h>
      <text:p text:style-name="P11"/>
      <text:p text:style-name="P27"><text:span text:style-name="T3">Type of property: </text:span><text:span text:style-name="T17">Xpath: /html/body/div[1]/div[2]/div/div/main/div[1]/div[2]/div/div/div[1]/div/h1</text:span></text:p>
      <text:p text:style-name="P29"><text:span text:style-name="T3">subtype of property</text:span><text:span text:style-name="T17">: Xpath: /html/body/div[1]/div[2]/div/div/main/div[1]/div[2]/div/div/div[1]/div/h1</text:span></text:p>
      <text:p text:style-name="P29"><text:soft-page-break/><text:span text:style-name="T27">for appartment the same Xpath</text:span><text:span text:style-name="T18"> : </text:span><text:span text:style-name="T17">/html/body/div[1]/div[2]/div/div/main/div[1]/div[2]/div/div/div[1]/div/h1</text:span></text:p>
      <text:p text:style-name="P23"><text:span text:style-name="T6">S</text:span><text:span text:style-name="T3">treet name: </text:span><text:span text:style-name="T17">Xpath: /html/body/div[1]/div[2]/div/div/main/div[1]/div[2]/div/div/div[1]/div/div[2]/div[2]/p/span[1]</text:span></text:p>
      <text:p text:style-name="P13"><text:span text:style-name="T27">for appartment the same Xpath:</text:span>/html/body/div[1]/div[2]/div/div/main/div[1]/div[2]/div/div/div[1]/div/div[2]/div[2]/p/span[1]</text:p>
      <text:p text:style-name="P13"/>
      <text:p text:style-name="P12"/>
      <text:p text:style-name="P17"><text:span text:style-name="T6">City</text:span><text:span text:style-name="T3">: </text:span>Xpath: </text:p>
      <text:p text:style-name="P17">/html/body/div[1]/div[2]/div/div/main/div[1]/div[2]/div/div/div[1]/div/div[2]/div[2]/p/span[2]/span[3]</text:p>
      <text:p text:style-name="P17">/html/body/div[1]/div[2]/div/div/main/div[1]/div[2]/div/div/div[1]/div/div[2]/div[2]/p/span[2]</text:p>
      <text:p text:style-name="P18"><text:span text:style-name="T27">for appartment the same Xpath:</text:span><text:span text:style-name="T6">/ </text:span>/html/body/div[1]/div[2]/div/div/main/div[1]/div[2]/div/div/div[1]/div/div[2]/div[2]/p/span[2]</text:p>
      <text:p text:style-name="P17"/>
      <text:p text:style-name="P36"><text:span text:style-name="T3">neighbourhood or locality </text:span><text:span text:style-name="T7">(area)</text:span><text:span text:style-name="T3">:</text:span> Xpath: </text:p>
      <text:p text:style-name="P36">/html/body/div[1]/div[2]/div/div/main/div[3]/div[4]/div/div/div/div/div[2]/table/tbody/tr[3]/td</text:p>
      <text:p text:style-name="P37"><text:span text:style-name="T27">for appartment </text:span><text:span text:style-name="T28">NOT </text:span><text:span text:style-name="T27">the same Xpath </text:span><text:span text:style-name="T29">(is to be checked running the script)</text:span><text:span text:style-name="T27">: </text:span>/html/body/div[1]/div[2]/div/div/main/div[3]/div[4]/div/div/div/div/div[2]/table/tbody/tr[2]/td</text:p>
      <text:p text:style-name="P5"><text:span text:style-name="T3">Price in € of the property:</text:span> Xpath: /html/body/div[1]/div[2]/div/div/main/div[1]/div[2]/div/div/div[1]/div/p/span/span[1]</text:p>
      <text:p text:style-name="P5">/html/body/div[1]/div[2]/div/div/main/div[3]/div[10]/div/div/div/div/div[2]/table/tbody/tr[1]/td/span[1]</text:p>
      <text:p text:style-name="P5"><text:span text:style-name="T25">for appartment the same Xpath:/</text:span>html/body/div[1]/div[2]/div/div/main/div[3]/div[10]/div/div/div/div/div[2]/table/tbody/tr[1]/td/span[1]</text:p>
      <text:p text:style-name="P5"/>
      <text:p text:style-name="P24"><text:span text:style-name="T3">kitchen type</text:span>: Xpath: <text:span text:style-name="T22">(is not yes or no but a description like, fully equipped)</text:span></text:p>
      <text:p text:style-name="P24">/html/body/div[1]/div[2]/div/div/main/div[3]/div[5]/div/div/div/div/div[2]/table/tbody/tr[3]/td</text:p>
      <text:p text:style-name="P6"><text:span text:style-name="T19">living area in </text:span>m<text:span text:style-name="T13">2</text:span> : <text:span text:style-name="T17">Xpath: </text:span></text:p>
      <text:p text:style-name="P4"><text:span text:style-name="T16">in Euro: </text:span>/html/body/div[1]/div[2]/div/div/main/div[3]/section/div/div/div/div[2]/div[1]/span</text:p>
      <text:p text:style-name="P14">description: /html/body/div[1]/div[2]/div/div/main/div[3]/section/div/div/div/div[2]/div[1]/span/span</text:p>
      <text:p text:style-name="P26"><text:span text:style-name="T3">surface of the land (around the property)</text:span>: Xpath</text:p>
      <text:p text:style-name="P26">/html/body/div[1]/div[2]/div/div/main/div[3]/div[6]/div/div/div/div/div[2]/table/tbody/tr[1]/td</text:p>
      <text:p text:style-name="P25"><text:span text:style-name="T3">surface area of the plot of land:</text:span> Xpath</text:p>
      <text:p text:style-name="P25"><text:soft-page-break/>/html/body/div[1]/div[2]/div/div/main/div[3]/div[6]/div/div/div/div/div[2]/table/tbody/tr[1]/td</text:p>
      <text:p text:style-name="P7">bedrooms:</text:p>
      <text:p text:style-name="P15">Xpath: /html/body/div[1]/div[2]/div/div/main/div[3]/div[5]/div/div/div/div/div[2]/table/tbody/tr[4]/th</text:p>
      <text:p text:style-name="P8"/>
      <text:p text:style-name="P10">installed kitchen:</text:p>
      <text:p text:style-name="P31">Xpath: /html/body/div[1]/div[2]/div/div/main/div[3]/div[5]/div/div/div/div/div[2]/table/tbody/tr[4]/td</text:p>
      <text:p text:style-name="P8"/>
      <text:p text:style-name="P8">number of facades:</text:p>
      <text:p text:style-name="P28">Xpath: /html/body/div[1]/div[2]/div/div/main/div[3]/div[4]/div/div/div/div/div[2]/table/tbody/tr[6]/td</text:p>
      <text:p text:style-name="P9">facades: </text:p>
      <text:p text:style-name="P30">Xpath: /html/body/div[1]/div[2]/div/div/main/div[3]/div[5]/div/div/div/div/div[2]/table/tbody/tr[4]/td</text:p>
      <text:p text:style-name="P34"><text:span text:style-name="T3">garden</text:span>: if garden, number of m<text:span text:style-name="T13">2</text:span> (only a number is provided):</text:p>
      <text:p text:style-name="P34">/html/body/div[1]/div[2]/div/div/main/div[3]/div[6]/div/div/div/div/div[2]/table/tbody/tr[2]/td</text:p>
      <text:p text:style-name="P34"/>
      <text:p text:style-name="P35"><text:span text:style-name="T8">terrace</text:span>: if <text:span text:style-name="T23">terrace</text:span>, number of m<text:span text:style-name="T13">2</text:span> (only a number is provided):</text:p>
      <text:p text:style-name="P35">/html/body/div[1]/div[2]/div/div/main/div[3]/div[6]/div/div/div/div/div[2]/table/tbody/tr[3]/td</text:p>
      <text:p text:style-name="P35"/>
      <text:p text:style-name="P35"><text:span text:style-name="T26">terrace for appartments</text:span><text:span text:style-name="T24">: </text:span>/html/body/div[1]/div[2]/div/div/main/div[3]/div[6]/div/div/div/div/div[2]/table/tbody/tr/td</text:p>
      <text:p text:style-name="P35"/>
      <text:p text:style-name="P32"><text:span text:style-name="T3">furnished:</text:span> boolean</text:p>
      <text:p text:style-name="P32">/html/body/div[1]/div[2]/div/div/main/div[3]/div[5]/div/div/div/div/div[2]/table/tbody/tr[13]/td</text:p>
      <text:p text:style-name="P33"><text:span text:style-name="T3">swimming pool:</text:span> boolean</text:p>
      <text:p text:style-name="P33">/html/body/div[1]/div[2]/div/div/main/div[3]/div[7]/div/div/div/div/div[2]/table/tbody/tr[3]/td</text:p>
      <text:p text:style-name="P28"/>
      <text:p text:style-name="P28"/>
      <text:p text:style-name="P20">From records going to the next record (within each record (page of the property)): </text:p>
      <text:p text:style-name="P19">(they are every time the same)</text:p>
      <text:p text:style-name="P16">/html/body/div[1]/div[2]/div/div/main/div[1]/div[2]/div/div/div[1]/div/div[1]/ul/li[2]/a/span[2]</text:p>
      <text:p text:style-name="P16"><text:soft-page-break/>/html/body/div[1]/div[2]/div/div/main/div[1]/div[2]/div/div/div[1]/div/div[1]/ul/li[2]/a/span[2]</text:p>
      <text:p text:style-name="P16">/html/body/div[1]/div[2]/div/div/main/div[1]/div[2]/div/div/div[1]/div/div[1]/ul/li[2]/a/span[2]</text:p>
      <text:p text:style-name="P16">/html/body/div[1]/div[2]/div/div/main/div[1]/div[2]/div/div/div[1]/div/div[1]/ul/li[2]/a/span[2]</text:p>
      <text:p text:style-name="P16">/html/body/div[1]/div[2]/div/div/main/div[1]/div[2]/div/div/div[1]/div/div[1]/ul/li[2]/a/span[2]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Gujarati" svg:font-family="'Lohit Gujarat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3T10:07:42.952234725</meta:creation-date>
    <dc:date>2020-09-24T12:31:40.985755322</dc:date>
    <meta:editing-duration>PT4H59M19S</meta:editing-duration>
    <meta:editing-cycles>50</meta:editing-cycles>
    <meta:generator>LibreOffice/6.0.7.3$Linux_X86_64 LibreOffice_project/00m0$Build-3</meta:generator>
    <meta:document-statistic meta:table-count="0" meta:image-count="0" meta:object-count="0" meta:page-count="5" meta:paragraph-count="90" meta:word-count="400" meta:character-count="6353" meta:non-whitespace-character-count="5992"/>
  </office:meta>
</office:document-meta>
</file>